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r.V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Var.setOn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.setOnMouseMove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.setOnMouseOver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.setOnMouse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.remove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r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r.Var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.setOnMouse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r.addElement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r.setOnMouseOut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.setOnKeyPress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.setOnDblClick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.addElement( String hashcode ,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ar.setOnKeyDown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.Var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r.setOnKeyUp( String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